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AllFilter.blocks( EventState ev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ilter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ilter.EventFilter( ItemManager itemMgr , SessionImpl session , long eventTypes , Path path , boolean isDeep , NodeId [ ] ids , NodeTypeImpl [ ] nodeTypes , boolean no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lockAllFilter.BlockAll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ilter.getI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Filter.blocks( EventState eventStat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